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d4776" officeooo:paragraph-rsid="002d4776"/>
    </style:style>
    <style:style style:name="P2" style:family="paragraph" style:parent-style-name="Text_20_body">
      <style:text-properties officeooo:rsid="002d4776" officeooo:paragraph-rsid="003c4252"/>
    </style:style>
    <style:style style:name="P3" style:family="paragraph" style:parent-style-name="Text_20_body">
      <style:text-properties officeooo:rsid="0035b2fd" officeooo:paragraph-rsid="003c425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a3424"/>
    </style:style>
    <style:style style:name="T3" style:family="text">
      <style:text-properties fo:language="en" fo:country="US" officeooo:rsid="002d9f2a"/>
    </style:style>
    <style:style style:name="T4" style:family="text">
      <style:text-properties fo:language="en" fo:country="US" officeooo:rsid="0032b77f"/>
    </style:style>
    <style:style style:name="T5" style:family="text">
      <style:text-properties fo:language="en" fo:country="US" officeooo:rsid="00340fce"/>
    </style:style>
    <style:style style:name="T6" style:family="text">
      <style:text-properties fo:language="en" fo:country="US" officeooo:rsid="0034eda8"/>
    </style:style>
    <style:style style:name="T7" style:family="text">
      <style:text-properties fo:language="en" fo:country="US" officeooo:rsid="0035295a"/>
    </style:style>
    <style:style style:name="T8" style:family="text">
      <style:text-properties fo:language="en" fo:country="US" officeooo:rsid="0035b2fd"/>
    </style:style>
    <style:style style:name="T9" style:family="text">
      <style:text-properties fo:language="en" fo:country="US" officeooo:rsid="003978bb"/>
    </style:style>
    <style:style style:name="T10" style:family="text">
      <style:text-properties fo:language="en" fo:country="US" officeooo:rsid="0037a85b"/>
    </style:style>
    <style:style style:name="T11" style:family="text">
      <style:text-properties fo:language="en" fo:country="US" officeooo:rsid="0039fc57"/>
    </style:style>
    <style:style style:name="T12" style:family="text">
      <style:text-properties fo:language="en" fo:country="US" officeooo:rsid="003bc013"/>
    </style:style>
    <style:style style:name="T13" style:family="text">
      <style:text-properties fo:language="en" fo:country="US" officeooo:rsid="003c42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\chapter{Conclusion}</text:span></text:p>
      <text:p text:style-name="P1"><text:span text:style-name="T2">\label{sec:conclusion}</text:span></text:p>
      <text:p text:style-name="P2"><text:span text:style-name="T2">I</text:span><text:span text:style-name="T6">n this </text:span><text:span text:style-name="T3">master’s thesis, </text:span><text:span text:style-name="T5">the problem of optimizing the morphology of </text:span><text:span text:style-name="T6">omni-directional</text:span></text:p>
      <text:p text:style-name="P2"><text:span text:style-name="T6">rotary-wings </text:span><text:span text:style-name="T5">micro aerial platforms was investigated. </text:span><text:span text:style-name="T6">A general MAV model was first</text:span></text:p>
      <text:p text:style-name="P2"><text:span text:style-name="T6">studied for the purpose of characterizing the drones morphology. Different optimization</text:span></text:p>
      <text:p text:style-name="P2"><text:span text:style-name="T6">problems were </text:span><text:span text:style-name="T7">developed</text:span><text:span text:style-name="T6"> based on different </text:span><text:span text:style-name="T7">criterion defining the </text:span><text:span text:style-name="T8">omni-directionality.</text:span></text:p>
      <text:p text:style-name="P2"><text:span text:style-name="T8">A</text:span><text:span text:style-name="T7"> tool was elaborated </text:span><text:span text:style-name="T8">with</text:span><text:span text:style-name="T7"> MATLAB$^\textrm{\textregistered}$ </text:span><text:span text:style-name="T8">computing </text:span><text:span text:style-name="T7">environment</text:span></text:p>
      <text:p text:style-name="P2"><text:span text:style-name="T7">to solve these different optimization problems. </text:span><text:span text:style-name="T8">A number of optimal multi-rotor MAV were</text:span></text:p>
      <text:p text:style-name="P2"><text:span text:style-name="T8">acquired by this tool and analyzed, thus allowing the formulation of a general law on the</text:span></text:p>
      <text:p text:style-name="P2"><text:span text:style-name="T8">optimal omni-directional MAV morphology. </text:span><text:span text:style-name="T9">While testing of</text:span><text:span text:style-name="T10"> the different vehi</text:span><text:span text:style-name="T9">cles design</text:span></text:p>
      <text:p text:style-name="P2"><text:span text:style-name="T9">in a simulation environment proved their feasibility and the</text:span><text:span text:style-name="T11">ir </text:span><text:span text:style-name="T9">controllability, </text:span><text:span text:style-name="T11">the lack of</text:span></text:p>
      <text:p text:style-name="P2"><text:span text:style-name="T11">experimentations on a real prototype for the verification of different effects unaccounted</text:span></text:p>
      <text:p text:style-name="P2"><text:span text:style-name="T11">for in the modelization and simulation.</text:span><text:span text:style-name="T13">\\</text:span></text:p>
      <text:p text:style-name="P3"><text:span text:style-name="T1">Future works </text:span><text:span text:style-name="T11">therefore</text:span><text:span text:style-name="T1"> include, </text:span><text:span text:style-name="T12">the development of prototypes to do tests in real life to</text:span></text:p>
      <text:p text:style-name="P3"><text:span text:style-name="T12">characterize the disturbance rejection abilities of the designs, and to characterize the airflow</text:span></text:p>
      <text:p text:style-name="P3"><text:span text:style-name="T12">interactions between the propellers, to mention but a few unaccounted for effects.</text:span></text:p>
      <text:p text:style-name="P3"><text:span text:style-name="T12">Furthermore, prototypes would allow for tests of interaction between the world and these</text:span></text:p>
      <text:p text:style-name="P3"><text:span text:style-name="T12">optimal design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10T19:21:31.648969006</dc:date>
    <meta:editing-duration>PT5H10M5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81" meta:character-count="1323" meta:non-whitespace-character-count="1159"/>
  </office:meta>
</office:document-meta>
</file>